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478152308B3D6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371" officeooo:paragraph-rsid="0000a3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1-4</text:p>
      <text:p text:style-name="P1"/>
      <text:p text:style-name="P1"/>
      <text:p text:style-name="P1"><draw:frame draw:style-name="fr1" draw:name="Image1" text:anchor-type="char" svg:width="17.524cm" svg:height="15.54cm" draw:z-index="0"><draw:image xlink:href="Pictures/1000020100000780000004380478152308B3D6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04:32:53.436718958</meta:creation-date>
    <dc:date>2023-09-08T04:36:19.790348785</dc:date>
    <meta:editing-duration>PT3M26S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6.4.7.2$Linux_X86_64 LibreOffice_project/40$Build-2</meta:generator>
  </office:meta>
</office:document-meta>
</file>